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kill</text:p>
          </table:table-cell>
          <table:table-cell office:value-type="string" table:style-name="ce1">
            <text:p>salary</text:p>
          </table:table-cell>
          <table:table-cell table:number-columns-repeated="16382" table:style-name="ce1"/>
        </table:table-row>
        <table:table-row table:style-name="ro1">
          <table:table-cell office:value-type="float" office:value="19" table:formula="msoxl:=5+ROUND(($B$5/2+$I$4/2+$D$6),0)" table:style-name="ce1">
            <text:p>19</text:p>
          </table:table-cell>
          <table:table-cell office:value-type="float" office:value="182" table:formula="msoxl:=50+ROUND(($A$5/2+A2/$B$5/2+$D$5),0)" table:style-name="ce1">
            <text:p>18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lary</text:p>
          </table:table-cell>
          <table:table-cell office:value-type="string" table:style-name="ce2">
            <text:p>talent</text:p>
          </table:table-cell>
          <table:table-cell office:value-type="string" table:style-name="ce1">
            <text:p>satisfaction</text:p>
          </table:table-cell>
          <table:table-cell office:value-type="string" table:style-name="ce2">
            <text:p>random</text:p>
          </table:table-cell>
          <table:table-cell table:number-columns-repeated="16380" table:style-name="ce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9.4800105310918426E-2" table:formula="msoxl:=RAND()" table:style-name="ce1">
            <text:p>0,09480010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0.11020421140924608" table:formula="msoxl:=RAND()" table:style-name="ce1">
            <text:p>0,110204211</text:p>
          </table:table-cell>
          <table:table-cell table:number-columns-repeated="16380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0+employeeInformation.length+Math.round((budget/(2500*employeeInformation.length))+(2*(talent/3)+parseInt(satisfaction/3))/100);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mp length</text:p>
          </table:table-cell>
          <table:table-cell office:value-type="string" table:style-name="ce1">
            <text:p>budget</text:p>
          </table:table-cell>
          <table:table-cell office:value-type="string" table:style-name="ce1">
            <text:p>talent</text:p>
          </table:table-cell>
          <table:table-cell office:value-type="string" table:style-name="ce1">
            <text:p>satisfaction</text:p>
          </table:table-cell>
          <table:table-cell table:style-name="ce1"/>
          <table:table-cell office:value-type="string" table:style-name="ce1">
            <text:p>produc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formula="msoxl:=B25" table:style-name="ce1">
            <text:p>52</text:p>
          </table:table-cell>
          <table:table-cell office:value-type="float" office:value="5" table:formula="msoxl:=A2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formula="msoxl:=A15" table:style-name="ce1">
            <text:p>1</text:p>
          </table:table-cell>
          <table:table-cell office:value-type="float" office:value="2.0020800000000003" table:formula="msoxl:=((B15/(2500*A15))+(2*(C15/3)+D15/3))/10" table:style-name="ce1">
            <text:p>2,00208</text:p>
          </table:table-cell>
          <table:table-cell office:value-type="float" office:value="2" table:formula="msoxl:=ROUND(G15,0)" table:style-name="ce1">
            <text:p>2</text:p>
          </table:table-cell>
          <table:table-cell office:value-type="float" office:value="3" table:formula="msoxl:=F15+H15" table:style-name="ce1">
            <text:p>3</text:p>
          </table:table-cell>
          <table:table-cell table:style-name="ce1"/>
          <table:table-cell office:value-type="float" office:value="1.0033280000000007" table:formula="msoxl:=G15*1.6-2.2" table:style-name="ce1">
            <text:p>1,003328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6" table:formula="msoxl:=E26" table:style-name="ce1">
            <text:p>146</text:p>
          </table:table-cell>
          <table:table-cell office:value-type="float" office:value="20.5" table:formula="msoxl:=D26" table:style-name="ce1">
            <text:p>20,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" table:formula="msoxl:=A16" table:style-name="ce1">
            <text:p>2</text:p>
          </table:table-cell>
          <table:table-cell office:value-type="float" office:value="3.0362533333333337" table:formula="msoxl:=((B16/(2500*A16))+(2*(C16/3)+D16/3))/10" table:style-name="ce1">
            <text:p>3,036253333</text:p>
          </table:table-cell>
          <table:table-cell office:value-type="float" office:value="3" table:formula="msoxl:=ROUND(G16,0)" table:style-name="ce1">
            <text:p>3</text:p>
          </table:table-cell>
          <table:table-cell office:value-type="float" office:value="5" table:formula="msoxl:=F16+H16" table:style-name="ce1">
            <text:p>5</text:p>
          </table:table-cell>
          <table:table-cell table:style-name="ce1"/>
          <table:table-cell office:value-type="float" office:value="2.6580053333333344" table:formula="msoxl:=G16*1.6-2.2" table:style-name="ce1">
            <text:p>2,658005333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6" table:formula="msoxl:=E27" table:style-name="ce1">
            <text:p>206</text:p>
          </table:table-cell>
          <table:table-cell office:value-type="float" office:value="28.333333333333332" table:formula="msoxl:=D27" table:style-name="ce1">
            <text:p>28,3333333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" table:formula="msoxl:=A17" table:style-name="ce1">
            <text:p>3</text:p>
          </table:table-cell>
          <table:table-cell office:value-type="float" office:value="3.5583022222222227" table:formula="msoxl:=((B17/(2500*A17))+(2*(C17/3)+D17/3))/10" table:style-name="ce1">
            <text:p>3,558302222</text:p>
          </table:table-cell>
          <table:table-cell office:value-type="float" office:value="4" table:formula="msoxl:=ROUND(G17,0)" table:style-name="ce1">
            <text:p>4</text:p>
          </table:table-cell>
          <table:table-cell office:value-type="float" office:value="7" table:formula="msoxl:=F17+H17" table:style-name="ce1">
            <text:p>7</text:p>
          </table:table-cell>
          <table:table-cell table:style-name="ce1"/>
          <table:table-cell office:value-type="float" office:value="3.4932835555555561" table:formula="msoxl:=G17*1.6-2.2" table:style-name="ce1">
            <text:p>3,493283556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3" table:formula="msoxl:=E28" table:style-name="ce1">
            <text:p>323</text:p>
          </table:table-cell>
          <table:table-cell office:value-type="float" office:value="30.75" table:formula="msoxl:=D28" table:style-name="ce1">
            <text:p>30,7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" table:formula="msoxl:=A18" table:style-name="ce1">
            <text:p>4</text:p>
          </table:table-cell>
          <table:table-cell office:value-type="float" office:value="3.7198966666666671" table:formula="msoxl:=((B18/(2500*A18))+(2*(C18/3)+D18/3))/10" table:style-name="ce1">
            <text:p>3,719896667</text:p>
          </table:table-cell>
          <table:table-cell office:value-type="float" office:value="4" table:formula="msoxl:=ROUND(G18,0)" table:style-name="ce1">
            <text:p>4</text:p>
          </table:table-cell>
          <table:table-cell office:value-type="float" office:value="8" table:formula="msoxl:=F18+H18" table:style-name="ce1">
            <text:p>8</text:p>
          </table:table-cell>
          <table:table-cell table:style-name="ce1"/>
          <table:table-cell office:value-type="float" office:value="3.7518346666666673" table:formula="msoxl:=G18*1.6-2.2" table:style-name="ce1">
            <text:p>3,751834667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3" table:formula="msoxl:=E29" table:style-name="ce1">
            <text:p>583</text:p>
          </table:table-cell>
          <table:table-cell office:value-type="float" office:value="32.6" table:formula="msoxl:=D29" table:style-name="ce1">
            <text:p>32,6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" table:formula="msoxl:=A19" table:style-name="ce1">
            <text:p>5</text:p>
          </table:table-cell>
          <table:table-cell office:value-type="float" office:value="3.8446640000000003" table:formula="msoxl:=((B19/(2500*A19))+(2*(C19/3)+D19/3))/10" table:style-name="ce1">
            <text:p>3,844664</text:p>
          </table:table-cell>
          <table:table-cell office:value-type="float" office:value="4" table:formula="msoxl:=ROUND(G19,0)" table:style-name="ce1">
            <text:p>4</text:p>
          </table:table-cell>
          <table:table-cell office:value-type="float" office:value="9" table:formula="msoxl:=F19+H19" table:style-name="ce1">
            <text:p>9</text:p>
          </table:table-cell>
          <table:table-cell table:style-name="ce1"/>
          <table:table-cell office:value-type="float" office:value="3.9514624000000005" table:formula="msoxl:=G19*1.6-2.2" table:style-name="ce1">
            <text:p>3,9514624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3" table:formula="msoxl:=E30" table:style-name="ce1">
            <text:p>643</text:p>
          </table:table-cell>
          <table:table-cell office:value-type="float" office:value="35.333333333333336" table:formula="msoxl:=D30" table:style-name="ce1">
            <text:p>35,3333333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" table:formula="msoxl:=A20" table:style-name="ce1">
            <text:p>6</text:p>
          </table:table-cell>
          <table:table-cell office:value-type="float" office:value="4.0265088888888894" table:formula="msoxl:=((B20/(2500*A20))+(2*(C20/3)+D20/3))/10" table:style-name="ce1">
            <text:p>4,026508889</text:p>
          </table:table-cell>
          <table:table-cell office:value-type="float" office:value="4" table:formula="msoxl:=ROUND(G20,0)" table:style-name="ce1">
            <text:p>4</text:p>
          </table:table-cell>
          <table:table-cell office:value-type="float" office:value="10" table:formula="msoxl:=F20+H20" table:style-name="ce1">
            <text:p>10</text:p>
          </table:table-cell>
          <table:table-cell table:style-name="ce1"/>
          <table:table-cell office:value-type="float" office:value="4.242414222222223" table:formula="msoxl:=G20*1.6-2.2" table:style-name="ce1">
            <text:p>4,242414222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2" table:formula="msoxl:=E31" table:style-name="ce1">
            <text:p>632</text:p>
          </table:table-cell>
          <table:table-cell office:value-type="float" office:value="36.571428571428569" table:formula="msoxl:=D31" table:style-name="ce1">
            <text:p>36,5714285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" table:formula="msoxl:=A21" table:style-name="ce1">
            <text:p>7</text:p>
          </table:table-cell>
          <table:table-cell office:value-type="float" office:value="4.1083733333333337" table:formula="msoxl:=((B21/(2500*A21))+(2*(C21/3)+D21/3))/10" table:style-name="ce1">
            <text:p>4,108373333</text:p>
          </table:table-cell>
          <table:table-cell office:value-type="float" office:value="4" table:formula="msoxl:=ROUND(G21,0)" table:style-name="ce1">
            <text:p>4</text:p>
          </table:table-cell>
          <table:table-cell office:value-type="float" office:value="11" table:formula="msoxl:=F21+H21" table:style-name="ce1">
            <text:p>11</text:p>
          </table:table-cell>
          <table:table-cell table:style-name="ce1"/>
          <table:table-cell office:value-type="float" office:value="4.373397333333334" table:formula="msoxl:=G21*1.6-2.2" table:style-name="ce1">
            <text:p>4,373397333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96" table:formula="msoxl:=E32" table:style-name="ce1">
            <text:p>1296</text:p>
          </table:table-cell>
          <table:table-cell office:value-type="float" office:value="39.625" table:formula="msoxl:=D32" table:style-name="ce1">
            <text:p>39,6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8" table:formula="msoxl:=A22" table:style-name="ce1">
            <text:p>8</text:p>
          </table:table-cell>
          <table:table-cell office:value-type="float" office:value="4.3148133333333334" table:formula="msoxl:=((B22/(2500*A22))+(2*(C22/3)+D22/3))/10" table:style-name="ce1">
            <text:p>4,314813333</text:p>
          </table:table-cell>
          <table:table-cell office:value-type="float" office:value="4" table:formula="msoxl:=ROUND(G22,0)" table:style-name="ce1">
            <text:p>4</text:p>
          </table:table-cell>
          <table:table-cell office:value-type="float" office:value="12" table:formula="msoxl:=F22+H22" table:style-name="ce1">
            <text:p>12</text:p>
          </table:table-cell>
          <table:table-cell table:style-name="ce1"/>
          <table:table-cell office:value-type="float" office:value="4.703701333333334" table:formula="msoxl:=G22*1.6-2.2" table:style-name="ce1">
            <text:p>4,703701333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51" table:formula="msoxl:=E33" table:style-name="ce1">
            <text:p>2351</text:p>
          </table:table-cell>
          <table:table-cell office:value-type="float" office:value="42" table:formula="msoxl:=D33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9" table:formula="msoxl:=A23" table:style-name="ce1">
            <text:p>9</text:p>
          </table:table-cell>
          <table:table-cell office:value-type="float" office:value="4.4771155555555557" table:formula="msoxl:=((B23/(2500*A23))+(2*(C23/3)+D23/3))/10" table:style-name="ce1">
            <text:p>4,477115556</text:p>
          </table:table-cell>
          <table:table-cell office:value-type="float" office:value="4" table:formula="msoxl:=ROUND(G23,0)" table:style-name="ce1">
            <text:p>4</text:p>
          </table:table-cell>
          <table:table-cell office:value-type="float" office:value="13" table:formula="msoxl:=F23+H23" table:style-name="ce1">
            <text:p>13</text:p>
          </table:table-cell>
          <table:table-cell table:style-name="ce1"/>
          <table:table-cell office:value-type="float" office:value="4.9633848888888892" table:formula="msoxl:=G23*1.6-2.2" table:style-name="ce1">
            <text:p>4,963384889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51" table:style-name="ce1">
            <text:p>2351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9" table:formula="msoxl:=A24" table:style-name="ce1">
            <text:p>9</text:p>
          </table:table-cell>
          <table:table-cell office:value-type="float" office:value="6.343782222222222" table:formula="msoxl:=((B24/(2500*A24))+(2*(C24/3)+D24/3))/10" table:style-name="ce1">
            <text:p>6,343782222</text:p>
          </table:table-cell>
          <table:table-cell office:value-type="float" office:value="6" table:formula="msoxl:=ROUND(G24,0)" table:style-name="ce1">
            <text:p>6</text:p>
          </table:table-cell>
          <table:table-cell office:value-type="float" office:value="15" table:formula="msoxl:=F24+H24" table:style-name="ce1">
            <text:p>15</text:p>
          </table:table-cell>
          <table:table-cell table:style-name="ce1"/>
          <table:table-cell office:value-type="float" office:value="7.9500515555555564" table:formula="msoxl:=G24*1.6-2.2" table:style-name="ce1">
            <text:p>7,950051556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4" table:style-name="ce1">
            <text:p>94</text:p>
          </table:table-cell>
          <table:table-cell office:value-type="float" office:value="41" table:formula="msoxl:=A26+A25" table:style-name="ce1">
            <text:p>41</text:p>
          </table:table-cell>
          <table:table-cell office:value-type="float" office:value="20.5" table:formula="msoxl:=C26/A16" table:style-name="ce1">
            <text:p>20,5</text:p>
          </table:table-cell>
          <table:table-cell office:value-type="float" office:value="146" table:formula="msoxl:=B26+B25" table:style-name="ce1">
            <text:p>146</text:p>
          </table:table-cell>
          <table:table-cell table:number-columns-repeated="16379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2" table:style-name="ce1">
            <text:p>112</text:p>
          </table:table-cell>
          <table:table-cell office:value-type="float" office:value="85" table:formula="msoxl:=C26+A27" table:style-name="ce1">
            <text:p>85</text:p>
          </table:table-cell>
          <table:table-cell office:value-type="float" office:value="28.333333333333332" table:formula="msoxl:=C27/A17" table:style-name="ce1">
            <text:p>28,33333333</text:p>
          </table:table-cell>
          <table:table-cell office:value-type="float" office:value="206" table:formula="msoxl:=B27+B26" table:style-name="ce1">
            <text:p>206</text:p>
          </table:table-cell>
          <table:table-cell table:number-columns-repeated="16379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1" table:style-name="ce1">
            <text:p>211</text:p>
          </table:table-cell>
          <table:table-cell office:value-type="float" office:value="123" table:formula="msoxl:=C27+A28" table:style-name="ce1">
            <text:p>123</text:p>
          </table:table-cell>
          <table:table-cell office:value-type="float" office:value="30.75" table:formula="msoxl:=C28/A18" table:style-name="ce1">
            <text:p>30,75</text:p>
          </table:table-cell>
          <table:table-cell office:value-type="float" office:value="323" table:formula="msoxl:=B28+B27" table:style-name="ce1">
            <text:p>323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2" table:style-name="ce1">
            <text:p>372</text:p>
          </table:table-cell>
          <table:table-cell office:value-type="float" office:value="163" table:formula="msoxl:=C28+A29" table:style-name="ce1">
            <text:p>163</text:p>
          </table:table-cell>
          <table:table-cell office:value-type="float" office:value="32.6" table:formula="msoxl:=C29/A19" table:style-name="ce1">
            <text:p>32,6</text:p>
          </table:table-cell>
          <table:table-cell office:value-type="float" office:value="583" table:formula="msoxl:=B29+B28" table:style-name="ce1">
            <text:p>583</text:p>
          </table:table-cell>
          <table:table-cell table:number-columns-repeated="16379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1" table:style-name="ce1">
            <text:p>271</text:p>
          </table:table-cell>
          <table:table-cell office:value-type="float" office:value="212" table:formula="msoxl:=C29+A30" table:style-name="ce1">
            <text:p>212</text:p>
          </table:table-cell>
          <table:table-cell office:value-type="float" office:value="35.333333333333336" table:formula="msoxl:=C30/A20" table:style-name="ce1">
            <text:p>35,33333333</text:p>
          </table:table-cell>
          <table:table-cell office:value-type="float" office:value="643" table:formula="msoxl:=B30+B29" table:style-name="ce1">
            <text:p>643</text:p>
          </table:table-cell>
          <table:table-cell table:number-columns-repeated="16379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1" table:style-name="ce1">
            <text:p>361</text:p>
          </table:table-cell>
          <table:table-cell office:value-type="float" office:value="256" table:formula="msoxl:=C30+A31" table:style-name="ce1">
            <text:p>256</text:p>
          </table:table-cell>
          <table:table-cell office:value-type="float" office:value="36.571428571428569" table:formula="msoxl:=C31/A21" table:style-name="ce1">
            <text:p>36,57142857</text:p>
          </table:table-cell>
          <table:table-cell office:value-type="float" office:value="632" table:formula="msoxl:=B31+B30" table:style-name="ce1">
            <text:p>632</text:p>
          </table:table-cell>
          <table:table-cell table:number-columns-repeated="16379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5" table:style-name="ce1">
            <text:p>935</text:p>
          </table:table-cell>
          <table:table-cell office:value-type="float" office:value="317" table:formula="msoxl:=C31+A32" table:style-name="ce1">
            <text:p>317</text:p>
          </table:table-cell>
          <table:table-cell office:value-type="float" office:value="39.625" table:formula="msoxl:=C32/A22" table:style-name="ce1">
            <text:p>39,625</text:p>
          </table:table-cell>
          <table:table-cell office:value-type="float" office:value="1296" table:formula="msoxl:=B32+B31" table:style-name="ce1">
            <text:p>1296</text:p>
          </table:table-cell>
          <table:table-cell table:number-columns-repeated="16379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16" table:style-name="ce1">
            <text:p>1416</text:p>
          </table:table-cell>
          <table:table-cell office:value-type="float" office:value="378" table:formula="msoxl:=C32+A33" table:style-name="ce1">
            <text:p>378</text:p>
          </table:table-cell>
          <table:table-cell office:value-type="float" office:value="42" table:formula="msoxl:=C33/A23" table:style-name="ce1">
            <text:p>42</text:p>
          </table:table-cell>
          <table:table-cell office:value-type="float" office:value="2351" table:formula="msoxl:=B33+B32" table:style-name="ce1">
            <text:p>2351</text:p>
          </table:table-cell>
          <table:table-cell table:number-columns-repeated="16379"/>
        </table:table-row>
        <table:table-row table:number-rows-repeated="1048543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13-01-15T15:49:57Z</meta:creation-date>
    <dc:date>2013-01-15T17:53:01Z</dc:date>
    <meta:editing-duration>PT0S</meta:editing-duration>
  </office:meta>
</office:document-meta>
</file>